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9pt" fo:font-weight="bold" style:font-size-asian="19pt" style:font-weight-asian="bold" style:font-size-complex="19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line-height="115%" fo:break-before="auto" fo:break-after="auto" fo:padding="0cm" fo:border-left="none" fo:border-right="none" fo:border-top="none" fo:border-bottom="1.5pt solid #808080" style:writing-mode="lr-tb"/>
    </style:style>
    <style:style style:name="P14" style:family="paragraph" style:parent-style-name="Standard">
      <style:paragraph-properties fo:line-height="115%" fo:text-align="start" style:justify-single-word="false" fo:break-before="auto" fo:break-after="auto" fo:padding="0cm" fo:border-left="none" fo:border-right="none" fo:border-top="none" fo:border-bottom="1.5pt solid #808080" style:writing-mode="lr-tb"/>
    </style:style>
    <style:style style:name="P15" style:family="paragraph" style:parent-style-name="Standard">
      <style:paragraph-properties fo:margin-left="2.54cm" fo:margin-right="0cm" fo:line-height="115%" fo:text-indent="1.27cm" style:auto-text-indent="false" fo:break-before="auto" fo:break-after="auto" fo:padding="0cm" fo:border-left="none" fo:border-right="none" fo:border-top="none" fo:border-bottom="1.5pt solid #808080" style:writing-mode="lr-tb"/>
    </style:style>
    <style:style style:name="P16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2.54cm" fo:margin-right="0cm" fo:line-height="115%" fo:text-align="start" style:justify-single-word="false" fo:text-indent="0cm" style:auto-text-indent="false" fo:break-before="auto" fo:break-after="auto" style:writing-mode="lr-tb"/>
    </style:style>
    <style:style style:name="P22" style:family="paragraph" style:parent-style-name="Standard">
      <style:paragraph-properties fo:margin-left="1.27cm" fo:margin-right="0cm" fo:line-height="115%" fo:text-align="start" style:justify-single-word="false" fo:text-indent="0cm" style:auto-text-indent="false" fo:break-before="auto" fo:break-after="auto" style:writing-mode="lr-tb"/>
    </style:style>
    <style:style style:name="P23" style:family="paragraph" style:parent-style-name="Standard">
      <style:paragraph-properties fo:margin-left="1.27cm" fo:margin-right="0cm" fo:line-height="115%" fo:text-align="start" style:justify-single-word="false" fo:text-indent="0cm" style:auto-text-indent="false" fo:break-before="auto" fo:break-after="auto" style:writing-mode="lr-tb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left="0cm" fo:margin-right="0cm" fo:line-height="115%" fo:text-align="start" style:justify-single-word="false" fo:text-indent="1.27cm" style:auto-text-indent="false" fo:break-before="auto" fo:break-after="auto" style:writing-mode="lr-tb"/>
    </style:style>
    <style:style style:name="P25" style:family="paragraph" style:parent-style-name="Standard">
      <style:paragraph-properties fo:margin-left="3.81cm" fo:margin-right="0cm" fo:line-height="115%" fo:text-align="start" style:justify-single-word="false" fo:text-indent="1.27cm" style:auto-text-indent="false" fo:break-before="auto" fo:break-after="auto" style:writing-mode="lr-tb"/>
    </style:style>
    <style:style style:name="P26" style:family="paragraph" style:parent-style-name="Standard">
      <style:paragraph-properties fo:margin-left="3.81cm" fo:margin-right="0cm" fo:line-height="115%" fo:text-align="start" style:justify-single-word="false" fo:text-indent="1.27cm" style:auto-text-indent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5.08cm" fo:margin-right="0cm" fo:line-height="115%" fo:text-align="start" style:justify-single-word="false" fo:text-indent="1.27cm" style:auto-text-indent="false" fo:break-before="auto" fo:break-after="auto" fo:padding="0cm" fo:border-left="none" fo:border-right="none" fo:border-top="none" fo:border-bottom="1.5pt solid #808080" style:writing-mode="lr-tb"/>
    </style:style>
    <style:style style:name="P28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9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weight="bold" style:font-weight-asian="bold" style:font-weight-complex="bold"/>
    </style:style>
    <style:style style:name="P33" style:family="paragraph" style:parent-style-name="Standard" style:list-style-name="LS2">
      <style:paragraph-properties fo:margin-top="0cm" fo:margin-bottom="0cm" style:contextual-spacing="false" fo:line-height="115%" fo:text-align="start" style:justify-single-word="false" fo:break-before="auto" fo:break-after="auto" style:writing-mode="lr-tb"/>
    </style:style>
    <style:style style:name="P3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3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9pt" fo:font-weight="bold" style:font-size-asian="19pt" style:font-weight-asian="bold" style:font-size-complex="19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7pt" fo:font-weight="bold" style:font-size-asian="17pt" style:font-weight-asian="bold" style:font-size-complex="17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1155cc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4078c0" style:font-name="Roboto" fo:font-size="10pt" fo:font-weight="bold" fo:background-color="#ffffff" loext:char-shading-value="0" style:font-name-asian="Roboto" style:font-size-asian="10pt" style:font-weight-asian="bold" style:font-name-complex="Roboto" style:font-size-complex="10pt" style:font-weight-complex="bold"/>
    </style:style>
    <style:style style:name="T12" style:family="text">
      <style:text-properties fo:color="#4078c0" style:font-name="Roboto" fo:font-size="10pt" fo:font-weight="bold" fo:background-color="#f5f5f5" loext:char-shading-value="0" style:font-name-asian="Roboto" style:font-size-asian="10pt" style:font-weight-asian="bold" style:font-name-complex="Roboto" style:font-size-complex="10pt" style:font-weight-complex="bold"/>
    </style:style>
    <style:style style:name="T13" style:family="text">
      <style:text-properties fo:color="#4078c0" style:font-name="Roboto" fo:font-size="10pt" style:text-underline-style="solid" style:text-underline-width="auto" style:text-underline-color="font-color" fo:font-weight="bold" fo:background-color="#f5f5f5" loext:char-shading-value="0" style:font-name-asian="Roboto" style:font-size-asian="10pt" style:font-weight-asian="bold" style:font-name-complex="Roboto" style:font-size-complex="10pt" style:font-weight-complex="bold"/>
    </style:style>
    <style:style style:name="T14" style:family="text">
      <style:text-properties fo:color="#888888" style:font-name="Roboto" fo:font-size="10pt" fo:font-weight="bold" fo:background-color="#ffffff" loext:char-shading-value="0" style:font-name-asian="Roboto" style:font-size-asian="10pt" style:font-weight-asian="bold" style:font-name-complex="Roboto" style:font-size-complex="10pt" style:font-weight-complex="bold"/>
    </style:style>
    <style:style style:name="T15" style:family="text">
      <style:text-properties fo:color="#888888" style:font-name="Roboto" fo:font-size="10pt" fo:font-weight="bold" fo:background-color="#f5f5f5" loext:char-shading-value="0" style:font-name-asian="Roboto" style:font-size-asian="10pt" style:font-weight-asian="bold" style:font-name-complex="Roboto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Plano de Gerência de Configuração de Software</text:span></text:p>
      <text:p text:style-name="P3"/>
      <text:p text:style-name="P4"/>
      <text:p text:style-name="P4"/>
      <text:p text:style-name="P4"/>
      <text:p text:style-name="P4"/>
      <text:p text:style-name="P4"/>
      <text:p text:style-name="P1"><text:span text:style-name="T2"><text:s text:c="44"/></text:span><text:span text:style-name="T3"><text:s/></text:span><text:span text:style-name="T4"><text:s/>Sumário:</text:span></text:p>
      <text:p text:style-name="P29"><text:s text:c="7"/></text:p>
      <text:p text:style-name="P1"><text:span text:style-name="T5">1. <text:s text:c="8"/>Introdução ----------------------------------------------------------------------</text:span></text:p>
      <text:p text:style-name="P1"><text:span text:style-name="T5"><text:s text:c="4"/>1.1. <text:s text:c="5"/>Objetivos ---------------------------------------------------------------------</text:span></text:p>
      <text:p text:style-name="P1"><text:span text:style-name="T5"><text:s text:c="4"/>1.2. <text:s text:c="5"/>Escopo ------------------------------------------------------------------------</text:span></text:p>
      <text:p text:style-name="P1"><text:span text:style-name="T5"><text:s text:c="4"/>1.3. <text:s text:c="5"/>Glossário ---------------------------------------------------------------------</text:span></text:p>
      <text:p text:style-name="P1"><text:span text:style-name="T5"><text:s text:c="4"/>1.4. <text:s text:c="5"/>Referências ------------------------------------------------------------------</text:span></text:p>
      <text:p text:style-name="P1"><text:span text:style-name="T5">2. <text:s text:c="9"/>Organização --------------------------------------------------------------------</text:span></text:p>
      <text:p text:style-name="P1"><text:span text:style-name="T5"><text:s text:c="4"/>2.1. <text:s text:c="5"/>Identificação de Documentos ------------------------------------------</text:span></text:p>
      <text:p text:style-name="P1"><text:span text:style-name="T5"><text:s text:c="4"/>2.2. <text:s text:c="5"/>Versão de Documentos --------------------------------------------------</text:span></text:p>
      <text:p text:style-name="P1"><text:span text:style-name="T5"><text:s text:c="4"/>2.3. <text:s text:c="5"/>Localização de Artefatos ------------------------------------------------</text:span></text:p>
      <text:p text:style-name="P1"><text:span text:style-name="T5"><text:s text:c="4"/>2.4. <text:s text:c="5"/>Baselines do Projeto ------------------------------------------------------</text:span></text:p>
      <text:p text:style-name="P1"><text:span text:style-name="T5">3. <text:s text:c="10"/>Controle de Configuração ------------------------------------------------</text:span></text:p>
      <text:p text:style-name="P1"><text:span text:style-name="T5"><text:s text:c="3"/>3.1. <text:s text:c="6"/>Procedimentos de Mudança -------------------------------------------</text:span></text:p>
      <text:p text:style-name="P1"><text:span text:style-name="T5"><text:s text:c="8"/>3.1.1. <text:s text:c="4"/>Criando Solicitação de Mudança (CRs) -----------------------</text:span></text:p>
      <text:p text:style-name="P1"><text:span text:style-name="T5"><text:s text:c="8"/>3.1.2. <text:s text:c="4"/>Ciclo de Vida das Solicitações de Mudança (CRs) --------</text:span></text:p>
      <text:p text:style-name="P1"><text:span text:style-name="T5">4. <text:s text:c="10"/>Auditoria de Configuração -----------------------------------------------</text:span></text:p>
      <text:p text:style-name="P1"><text:span text:style-name="T5">5. <text:s text:c="10"/>Plano de Contingência ----------------------------------------------------</text:span></text:p>
      <text:p text:style-name="P1"><text:span text:style-name="T5">6. <text:s text:c="10"/>Ferramentas ------------------------------------------------------------------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92199804737591328" text:style-name="LS1">
        <text:list-item>
          <text:p text:style-name="P34">Introdução</text:p>
        </text:list-item>
      </text:list>
      <text:p text:style-name="P1"><text:span text:style-name="T8">A função da Gerência de Configuração é estabelecer, monitorar e manter a integridade do produto do projeto durante seu ciclo de vida. Identificar a configuração de software, manter sua integridade e controlar sistematicamente mudanças ocorridas durante o projeto são suas principais atividades. Este plano </text:span><text:soft-page-break/><text:span text:style-name="T8">contém as informações referentes ao sistema de gerência de configuração para o projeto Gerenciador De Partidas</text:span><text:span text:style-name="T5">.</text:span></text:p>
      <text:p text:style-name="P6"/>
      <text:p text:style-name="P1"><text:span text:style-name="T5"><text:s text:c="11"/></text:span><text:span text:style-name="T2">1.1. Objetivos</text:span></text:p>
      <text:p text:style-name="P1"><text:span text:style-name="T8">O objetivo deste documento é descrever a organização, nomenclatura e regras para estabelecer as versões do projeto Gerenciador De Partidas.</text:span></text:p>
      <text:p text:style-name="P6"><text:s text:c="10"/></text:p>
      <text:p text:style-name="P1"><text:span text:style-name="T5"><text:s text:c="10"/></text:span><text:span text:style-name="T2">1.2. Escopo</text:span></text:p>
      <text:p text:style-name="P1"><text:span text:style-name="T8">O documento em questão detalha a infra-estrutura presente durante o desenvolvimento do projeto Gerenciador De Partidas.</text:span></text:p>
      <text:p text:style-name="P6"/>
      <text:p text:style-name="P1"><text:span text:style-name="T5"><text:s text:c="9"/></text:span><text:span text:style-name="T2">1.3. Glossário</text:span></text:p>
      <text:p text:style-name="P13"><text:span text:style-name="T5"><text:s/></text:span><text:span text:style-name="T9">Termo </text:span><text:span text:style-name="T5"><text:s text:c="14"/></text:span><text:span text:style-name="T9">Descrição</text:span></text:p>
      <text:p text:style-name="P9"/>
      <text:p text:style-name="P1"><text:span text:style-name="T8">Baseline <text:s text:c="17"/><text:tab/>Conjunto de artefatos que recebe uma aprovação de </text:span></text:p>
      <text:p text:style-name="P15"><text:span text:style-name="T8">estabilidade.</text:span></text:p>
      <text:p text:style-name="P10"/>
      <text:p text:style-name="P13"><text:span text:style-name="T8">CR <text:s text:c="22"/><text:tab/>Solicitação de Mudança (Change Request).</text:span></text:p>
      <text:p text:style-name="P10"/>
      <text:p text:style-name="P13"><text:span text:style-name="T8">CVS <text:s text:c="25"/><text:tab/>Sistema de Controle de Versão <text:s/>(Control Version System).</text:span></text:p>
      <text:p text:style-name="P10"/>
      <text:p text:style-name="P2"><text:span text:style-name="T8">SCMP</text:span><text:span text:style-name="T5"> <text:s text:c="17"/><text:tab/></text:span><text:span text:style-name="T8">Plano de Gerência de Configuração de Software (Software <text:s text:c="6"/></text:span></text:p>
      <text:p text:style-name="P16"><text:span text:style-name="T8"><text:s text:c="9"/><text:tab/><text:tab/><text:tab/>Configuration Management Plan). <text:s text:c="152"/></text:span><text:span text:style-name="T5"><text:s text:c="3"/></text:span><text:span text:style-name="T8"><text:s text:c="74"/></text:span></text:p>
      <text:p text:style-name="P11"/>
      <text:p text:style-name="P2"><text:span text:style-name="T8"><text:s text:c="9"/></text:span><text:span text:style-name="T2">1.4. Referências </text:span><text:span text:style-name="T8"><text:s text:c="5"/></text:span></text:p>
      <text:p text:style-name="P2"><text:a xlink:type="simple" xlink:href="http://vensso.sourceforge.net/doc/VENSSO_SCM_20050527.pdf">http</text:a><text:a xlink:type="simple" xlink:href="http://vensso.sourceforge.net/doc/VENSSO_SCM_20050527.pdf">://</text:a><text:a xlink:type="simple" xlink:href="http://vensso.sourceforge.net/doc/VENSSO_SCM_20050527.pdf">vensso</text:a><text:a xlink:type="simple" xlink:href="http://vensso.sourceforge.net/doc/VENSSO_SCM_20050527.pdf">.</text:a><text:a xlink:type="simple" xlink:href="http://vensso.sourceforge.net/doc/VENSSO_SCM_20050527.pdf">sourceforge</text:a><text:a xlink:type="simple" xlink:href="http://vensso.sourceforge.net/doc/VENSSO_SCM_20050527.pdf">.</text:a><text:a xlink:type="simple" xlink:href="http://vensso.sourceforge.net/doc/VENSSO_SCM_20050527.pdf">net</text:a><text:a xlink:type="simple" xlink:href="http://vensso.sourceforge.net/doc/VENSSO_SCM_20050527.pdf">/</text:a><text:a xlink:type="simple" xlink:href="http://vensso.sourceforge.net/doc/VENSSO_SCM_20050527.pdf">doc</text:a><text:a xlink:type="simple" xlink:href="http://vensso.sourceforge.net/doc/VENSSO_SCM_20050527.pdf">/</text:a><text:a xlink:type="simple" xlink:href="http://vensso.sourceforge.net/doc/VENSSO_SCM_20050527.pdf">VENSSO</text:a><text:a xlink:type="simple" xlink:href="http://vensso.sourceforge.net/doc/VENSSO_SCM_20050527.pdf">_</text:a><text:a xlink:type="simple" xlink:href="http://vensso.sourceforge.net/doc/VENSSO_SCM_20050527.pdf">SCM</text:a><text:a xlink:type="simple" xlink:href="http://vensso.sourceforge.net/doc/VENSSO_SCM_20050527.pdf">_20050527.</text:a><text:a xlink:type="simple" xlink:href="http://vensso.sourceforge.net/doc/VENSSO_SCM_20050527.pdf">pdf</text:a></text:p>
      <text:p text:style-name="P11"/>
      <text:p text:style-name="P11"/>
      <text:p text:style-name="P2"><text:span text:style-name="T8"><text:s text:c="3"/></text:span><text:span text:style-name="T7">2. <text:s/>Organização</text:span></text:p>
      <text:p text:style-name="P11"><text:s text:c="7"/></text:p>
      <text:p text:style-name="P2"><text:span text:style-name="T8"><text:s text:c="4"/><text:tab/></text:span><text:span text:style-name="T2">2.1. Identificação de Documentos</text:span></text:p>
      <text:p text:style-name="P2"><text:span text:style-name="T8">Os itens de documentação do projeto são nomeados na forma a seguir:</text:span></text:p>
      <text:p text:style-name="P21"><text:span text:style-name="T8">&lt;ÁREA DE <text:s/>GERÊNCIA&gt;_&lt;ID_ARTEFATO&gt;_&lt;NºVERSÃO&gt; </text:span></text:p>
      <text:p text:style-name="P2"><text:span text:style-name="T8">Em que:</text:span></text:p>
      <text:p text:style-name="P2"><text:span text:style-name="T8"><text:s text:c="2"/><text:tab/> &lt;ÁREA DE GERÊNCIA&gt; é a área de gerência específica(Ex.: Gerência de Risco).</text:span></text:p>
      <text:p text:style-name="P2"><text:span text:style-name="T8"><text:s text:c="5"/><text:tab/>&lt;ID_ARTEFATO&gt; é o nome do artefato em sigla.</text:span></text:p>
      <text:p text:style-name="P2"><text:span text:style-name="T8"><text:tab/>&lt;NºVERSÃO&gt; é o número da versão atual do documento.</text:span></text:p>
      <text:p text:style-name="P11"/>
      <text:p text:style-name="P22"><text:span text:style-name="T8"><text:s text:c="12"/></text:span><text:span text:style-name="T9">Artefatos e Suas Respectivas Identificações</text:span></text:p>
      <text:p text:style-name="P23"/>
      <text:p text:style-name="P14"><text:span text:style-name="T8"><text:s text:c="13"/></text:span><text:span text:style-name="T5"><text:s/>Artefato </text:span><text:span text:style-name="T8"><text:s text:c="51"/></text:span><text:span text:style-name="T5"><text:s/><text:tab/>Identificação</text:span></text:p>
      <text:p text:style-name="P7"/>
      <text:p text:style-name="P2"><text:span text:style-name="T8">Ata e Pauta de Reunião <text:s text:c="51"/><text:tab/><text:tab/>MET</text:span></text:p>
      <text:p text:style-name="P2"><text:soft-page-break/><text:span text:style-name="T8">Caso de Teste <text:s text:c="75"/><text:tab/>TST </text:span></text:p>
      <text:p text:style-name="P2"><text:span text:style-name="T8">Documento de Processo <text:s text:c="57"/><text:tab/>PRC</text:span></text:p>
      <text:p text:style-name="P2"><text:span text:style-name="T8">Documento de Requisitos <text:s text:c="54"/><text:tab/>REQ</text:span></text:p>
      <text:p text:style-name="P2"><text:span text:style-name="T8">Modelo de Classes <text:s text:c="68"/><text:tab/>CMD</text:span></text:p>
      <text:p text:style-name="P2"><text:span text:style-name="T8">Plano de Garantia de Qualidade de Software <text:s text:c="22"/><text:tab/>SQA</text:span></text:p>
      <text:p text:style-name="P2"><text:span text:style-name="T8">Plano de Gerência de Configuração de Software <text:s text:c="12"/><text:tab/>SCM</text:span></text:p>
      <text:p text:style-name="P2"><text:span text:style-name="T8">Plano de Gerência de Projeto de Software <text:s text:c="22"/><text:tab/> <text:s text:c="11"/>SPM</text:span></text:p>
      <text:p text:style-name="P2"><text:span text:style-name="T8">Plano de Teste de Software<text:tab/><text:tab/><text:tab/><text:tab/><text:tab/> <text:s text:c="11"/>STP</text:span></text:p>
      <text:p text:style-name="P14"><text:span text:style-name="T8">Plano de Gerência de Riscos<text:tab/><text:tab/><text:tab/><text:tab/><text:tab/>RMP</text:span></text:p>
      <text:p text:style-name="P11"/>
      <text:p text:style-name="P11"/>
      <text:p text:style-name="P2"><text:span text:style-name="T8"><text:tab/></text:span><text:span text:style-name="T2">2.2. Versão de Documentos</text:span></text:p>
      <text:p text:style-name="P2"><text:span text:style-name="T8">Essa seção do documento descreve a nomenclatura de versionamento de artefatos. Os artefatos devem possuir o padrão de número de versão de acordo o modelo a seguir:</text:span></text:p>
      <text:p text:style-name="P2"><text:span text:style-name="T8"><text:s text:c="10"/><text:tab/><text:tab/><text:tab/><text:tab/><text:tab/>X.0</text:span></text:p>
      <text:p text:style-name="P2"><text:span text:style-name="T8">Em que:</text:span></text:p>
      <text:p text:style-name="P2"><text:span text:style-name="T8"><text:tab/>X é o número da versão do artefato.</text:span></text:p>
      <text:p text:style-name="P11"/>
      <text:p text:style-name="P2"><text:span text:style-name="T8">Deve mudar de acordo com a regra:</text:span></text:p>
      <text:list xml:id="list8211220655543258755" text:style-name="LS2">
        <text:list-item>
          <text:p text:style-name="P33"><text:span text:style-name="T8">A primeira versão do artefato deverá ser 1.0;</text:span></text:p>
        </text:list-item>
        <text:list-item>
          <text:p text:style-name="P33"><text:span text:style-name="T8">As versões seguintes deverão ser incrementadas da primeira versão(2.0, 3.0, …).</text:span></text:p>
        </text:list-item>
      </text:list>
      <text:p text:style-name="P11"/>
      <text:p text:style-name="P2"><text:span text:style-name="T8">Para que uma versão seja modificada, a aprovação do moderador será necessária, após a aprovação, a nova versão será a oficial.</text:span></text:p>
      <text:p text:style-name="P11"/>
      <text:p text:style-name="P2"><text:span text:style-name="T8"><text:s text:c="6"/><text:tab/></text:span><text:span text:style-name="T2">2.3. Localização de Artefatos</text:span></text:p>
      <text:p text:style-name="P2"><text:span text:style-name="T8">Essa seção descreve a localização de armazenamento dos artefatos. Eles se encontram em um repositório da ferramenta GitHub, no endereço: </text:span><text:a xlink:type="simple" xlink:href="https://github.com/GuilhermeARS/Gerenciador-de-partidas-MpsBr">https</text:a><text:a xlink:type="simple" xlink:href="https://github.com/GuilhermeARS/Gerenciador-de-partidas-MpsBr">://</text:a><text:a xlink:type="simple" xlink:href="https://github.com/GuilhermeARS/Gerenciador-de-partidas-MpsBr">github</text:a><text:a xlink:type="simple" xlink:href="https://github.com/GuilhermeARS/Gerenciador-de-partidas-MpsBr">.</text:a><text:a xlink:type="simple" xlink:href="https://github.com/GuilhermeARS/Gerenciador-de-partidas-MpsBr">com</text:a><text:a xlink:type="simple" xlink:href="https://github.com/GuilhermeARS/Gerenciador-de-partidas-MpsBr">/</text:a><text:a xlink:type="simple" xlink:href="https://github.com/GuilhermeARS/Gerenciador-de-partidas-MpsBr">GuilhermeARS</text:a><text:a xlink:type="simple" xlink:href="https://github.com/GuilhermeARS/Gerenciador-de-partidas-MpsBr">/</text:a><text:a xlink:type="simple" xlink:href="https://github.com/GuilhermeARS/Gerenciador-de-partidas-MpsBr">Gerenciador</text:a><text:a xlink:type="simple" xlink:href="https://github.com/GuilhermeARS/Gerenciador-de-partidas-MpsBr">-</text:a><text:a xlink:type="simple" xlink:href="https://github.com/GuilhermeARS/Gerenciador-de-partidas-MpsBr">de</text:a><text:a xlink:type="simple" xlink:href="https://github.com/GuilhermeARS/Gerenciador-de-partidas-MpsBr">-</text:a><text:a xlink:type="simple" xlink:href="https://github.com/GuilhermeARS/Gerenciador-de-partidas-MpsBr">partidas</text:a><text:a xlink:type="simple" xlink:href="https://github.com/GuilhermeARS/Gerenciador-de-partidas-MpsBr">-</text:a><text:a xlink:type="simple" xlink:href="https://github.com/GuilhermeARS/Gerenciador-de-partidas-MpsBr">MpsBr</text:a></text:p>
      <text:p text:style-name="P11"/>
      <text:p text:style-name="P2"><text:span text:style-name="T8"><text:tab/><text:tab/></text:span><text:span text:style-name="T9">Detalhamento da Estrutura de Diretórios do CVS</text:span></text:p>
      <text:p text:style-name="P11"/>
      <text:p text:style-name="P14"><text:span text:style-name="T8"><text:s text:c="5"/></text:span><text:span text:style-name="T5">Diretórios<text:tab/><text:tab/><text:tab/><text:tab/>Conteúdo</text:span></text:p>
      <text:p text:style-name="P11"/>
      <text:p text:style-name="P17"><text:a xlink:type="simple" xlink:href="https://github.com/GuilhermeARS/Gerenciador-de-partidas-MpsBr/tree/master/Implementação"><text:span text:style-name="T11">Implementação</text:span></text:a><text:span text:style-name="T8"> <text:s text:c="20"/><text:tab/> <text:s text:c="5"/>Código-fonte, bibliotecas, scripts de compilação, </text:span></text:p>
      <text:p text:style-name="P17"><text:span text:style-name="T8"><text:tab/><text:tab/><text:tab/><text:tab/> <text:s text:c="5"/>documentos</text:span></text:p>
      <text:p text:style-name="P24"><text:a xlink:type="simple" xlink:href="https://github.com/GuilhermeARS/Gerenciador-de-partidas-MpsBr/tree/master/Implementação/MyConnection"><text:span text:style-name="T12">MyConnection</text:span></text:a><text:span text:style-name="T8"> <text:s text:c="18"/>Código-fonte, bibliotecas, scripts de compilação, </text:span></text:p>
      <text:p text:style-name="P24"><text:span text:style-name="T8"><text:tab/> <text:s text:c="8"/><text:tab/><text:tab/> <text:s text:c="5"/>documentos.</text:span></text:p>
      <text:p text:style-name="P17"><text:a xlink:type="simple" xlink:href="https://github.com/GuilhermeARS/Gerenciador-de-partidas-MpsBr/tree/master/Implementação/MyConnection"><text:span text:style-name="T12">MyConnection</text:span></text:a><text:span text:style-name="T2"> <text:s text:c="23"/></text:span><text:span text:style-name="T8">Código-fonte, bibliotecas, scripts de compilação, <text:s/></text:span></text:p>
      <text:p text:style-name="P17"><text:span text:style-name="T8"><text:tab/><text:tab/><text:tab/><text:tab/> <text:s text:c="5"/>documentos.</text:span></text:p>
      <text:p text:style-name="P17"><text:span text:style-name="T2"><text:tab/></text:span><text:a xlink:type="simple" xlink:href="https://github.com/GuilhermeARS/Gerenciador-de-partidas-MpsBr/tree/master/Implementação/MyConnection/build"><text:span text:style-name="T11">build</text:span></text:a><text:span text:style-name="T8"><text:tab/><text:tab/><text:tab/> <text:s text:c="6"/>Builds de classes, formulários, documentos.</text:span></text:p>
      <text:p text:style-name="P2"><text:span text:style-name="T8"><text:tab/></text:span><text:a xlink:type="simple" xlink:href="https://github.com/GuilhermeARS/Gerenciador-de-partidas-MpsBr/tree/master/Implementação/MyConnection/lib"><text:span text:style-name="T11">lib</text:span></text:a><text:span text:style-name="T8"><text:tab/><text:tab/><text:tab/> <text:s text:c="6"/>Aquivos .jar.</text:span></text:p>
      <text:p text:style-name="P2"><text:span text:style-name="T8"><text:tab/></text:span><text:a xlink:type="simple" xlink:href="https://github.com/GuilhermeARS/Gerenciador-de-partidas-MpsBr/tree/master/Implementação/MyConnection/nbproject"><text:span text:style-name="T11">nbproject</text:span></text:a><text:span text:style-name="T8"><text:tab/><text:tab/> <text:s text:c="6"/>Arquivos de propriedade e xml.</text:span></text:p>
      <text:p text:style-name="P2"><text:span text:style-name="T8"><text:s text:c="12"/></text:span><text:a xlink:type="simple" xlink:href="https://github.com/GuilhermeARS/Gerenciador-de-partidas-MpsBr/tree/master/Implementação/MyConnection/src/myconnection">src</text:a><text:a xlink:type="simple" xlink:href="https://github.com/GuilhermeARS/Gerenciador-de-partidas-MpsBr/tree/master/Implementação/MyConnection/src/myconnection">/</text:a><text:a xlink:type="simple" xlink:href="https://github.com/GuilhermeARS/Gerenciador-de-partidas-MpsBr/tree/master/Implementação/MyConnection/src/myconnection"><text:span text:style-name="T11">myconnection</text:span></text:a><text:span text:style-name="T8"><text:tab/> <text:s text:c="6"/>Arquivos de classes e formulários java.</text:span></text:p>
      <text:p text:style-name="P18"/>
      <text:p text:style-name="P1"><text:soft-page-break/><text:a xlink:type="simple" xlink:href="https://github.com/GuilhermeARS/Gerenciador-de-partidas-MpsBr/tree/master/Implementação/MyConnection/build"><text:span text:style-name="T11">build</text:span></text:a><text:span text:style-name="T8"><text:tab/><text:tab/><text:tab/><text:tab/> <text:s text:c="6"/>Builds de classes, formulários, documentos.</text:span></text:p>
      <text:p text:style-name="P1"><text:span text:style-name="T8"><text:s text:c="9"/><text:tab/></text:span><text:a xlink:type="simple" xlink:href="https://github.com/GuilhermeARS/Gerenciador-de-partidas/tree/master/Implementação/MyConnection/build/classes"><text:span text:style-name="T12">classes</text:span></text:a><text:span text:style-name="T8"> <text:tab/><text:tab/> <text:s text:c="6"/>Arquivos .class e form.</text:span></text:p>
      <text:p text:style-name="P1"><text:a xlink:type="simple" xlink:href="https://github.com/GuilhermeARS/Gerenciador-de-partidas/tree/master/Implementação/MyConnection/build/classes"><text:span text:style-name="T12">classes</text:span></text:a><text:span text:style-name="T8"> <text:s text:c="2"/><text:tab/><text:tab/><text:tab/> <text:s text:c="6"/>Arquivos .class, form e documentos.</text:span></text:p>
      <text:p text:style-name="P1"><text:span text:style-name="T8"><text:tab/></text:span><text:a xlink:type="simple" xlink:href="https://github.com/GuilhermeARS/Gerenciador-de-partidas/tree/master/Implementação/MyConnection/build/classes/myconnection"><text:span text:style-name="T12">myconnection</text:span></text:a><text:span text:style-name="T8"> <text:tab/><text:tab/> <text:s text:c="6"/>Arquivos .class e form.</text:span></text:p>
      <text:p text:style-name="P1"><text:a xlink:type="simple" xlink:href="https://github.com/GuilhermeARS/Gerenciador-de-partidas-MpsBr/tree/master/Implementação/MyConnection/lib"><text:span text:style-name="T11">lib</text:span></text:a><text:span text:style-name="T8"> <text:s text:c="50"/>Arquivos .jar.</text:span></text:p>
      <text:p text:style-name="P1"><text:span text:style-name="T8"><text:tab/></text:span><text:a xlink:type="simple" xlink:href="https://github.com/GuilhermeARS/Gerenciador-de-partidas/tree/master/Implementação/MyConnection/lib/CopyLibs"><text:span text:style-name="T12">CopyLibs</text:span></text:a><text:span text:style-name="T8"><text:tab/><text:tab/> <text:s text:c="6"/>Arquivo .jar.</text:span></text:p>
      <text:p text:style-name="P1"><text:span text:style-name="T8"><text:s text:c="4"/><text:tab/></text:span><text:a xlink:type="simple" xlink:href="https://github.com/GuilhermeARS/Gerenciador-de-partidas/tree/master/Implementação/MyConnection/lib/absolutelayout"><text:span text:style-name="T12">absolutelayout</text:span></text:a><text:span text:style-name="T8"> <text:s text:c="19"/>Arquivo .jar.</text:span></text:p>
      <text:p text:style-name="P1"><text:a xlink:type="simple" xlink:href="https://github.com/GuilhermeARS/Gerenciador-de-partidas/tree/master/Implementação/MyConnection/nbproject"><text:span text:style-name="T11">nbproject</text:span></text:a><text:span text:style-name="T8"><text:tab/><text:tab/><text:tab/> <text:s text:c="6"/>Arquivos .xml.</text:span></text:p>
      <text:p text:style-name="P1"><text:span text:style-name="T8"><text:tab/></text:span><text:a xlink:type="simple" xlink:href="https://github.com/GuilhermeARS/Gerenciador-de-partidas/tree/master/Implementação/MyConnection/nbproject/private"><text:span text:style-name="T12">private</text:span></text:a><text:span text:style-name="T8"><text:tab/><text:tab/><text:tab/> <text:s text:c="6"/>Arquivos .xml.</text:span></text:p>
      <text:p text:style-name="P1"><text:a xlink:type="simple" xlink:href="https://github.com/GuilhermeARS/Gerenciador-de-partidas/tree/master/Implementação/MyConnection/src/myconnection">src</text:a><text:a xlink:type="simple" xlink:href="https://github.com/GuilhermeARS/Gerenciador-de-partidas/tree/master/Implementação/MyConnection/src/myconnection">/</text:a><text:a xlink:type="simple" xlink:href="https://github.com/GuilhermeARS/Gerenciador-de-partidas/tree/master/Implementação/MyConnection/src/myconnection"><text:span text:style-name="T12">myconnection</text:span></text:a><text:span text:style-name="T8"><text:tab/><text:tab/> <text:s text:c="6"/>Arquivos .java e .form.</text:span></text:p>
      <text:p text:style-name="P1"><text:a xlink:type="simple" xlink:href="https://github.com/GuilhermeARS/Gerenciador-de-partidas/tree/master/Avaliação"><text:span text:style-name="T13">Avaliação</text:span></text:a><text:span text:style-name="T8"><text:tab/><text:tab/><text:tab/> <text:s text:c="6"/>Arquivos de avaliações de integrantes.</text:span></text:p>
      <text:p text:style-name="P1"><text:a xlink:type="simple" xlink:href="https://github.com/GuilhermeARS/Gerenciador-de-partidas/tree/master/Documentação"><text:span text:style-name="T13">Documentação</text:span></text:a><text:span text:style-name="T8"><text:tab/><text:tab/><text:tab/> <text:s text:c="6"/>Documentos do projeto.</text:span></text:p>
      <text:p text:style-name="P1"><text:span text:style-name="T8"><text:tab/></text:span><text:a xlink:type="simple" xlink:href="https://github.com/GuilhermeARS/Gerenciador-de-partidas/tree/master/Documentação/Gerenciamento%20do%20Projeto">Gerenciamento</text:a><text:a xlink:type="simple" xlink:href="https://github.com/GuilhermeARS/Gerenciador-de-partidas/tree/master/Documentação/Gerenciamento%20do%20Projeto"> </text:a><text:a xlink:type="simple" xlink:href="https://github.com/GuilhermeARS/Gerenciador-de-partidas/tree/master/Documentação/Gerenciamento%20do%20Projeto">do</text:a><text:a xlink:type="simple" xlink:href="https://github.com/GuilhermeARS/Gerenciador-de-partidas/tree/master/Documentação/Gerenciamento%20do%20Projeto"> </text:a><text:a xlink:type="simple" xlink:href="https://github.com/GuilhermeARS/Gerenciador-de-partidas/tree/master/Documentação/Gerenciamento%20do%20Projeto">Projeto</text:a><text:span text:style-name="T8"> <text:s/>Backlog e sprint planning, plano de projeto e retrospectiva.</text:span></text:p>
      <text:p text:style-name="P1"><text:span text:style-name="T8"><text:tab/></text:span><text:a xlink:type="simple" xlink:href="https://github.com/GuilhermeARS/Gerenciador-de-partidas/tree/master/Documentação/Requisitos"><text:span text:style-name="T13">Requisitos</text:span></text:a><text:span text:style-name="T8"><text:tab/><text:tab/> <text:s text:c="6"/>Documento de requisitos, diagrama de classes e .asta.</text:span></text:p>
      <text:p text:style-name="P13"><text:span text:style-name="T8"><text:tab/></text:span><text:a xlink:type="simple" xlink:href="https://github.com/GuilhermeARS/Gerenciador-de-partidas/tree/master/Documentação/Testes"><text:span text:style-name="T12">Testes</text:span></text:a><text:span text:style-name="T8"><text:tab/><text:tab/><text:tab/> <text:s text:c="6"/>Casos de teste e plano de testes.</text:span></text:p>
      <text:p text:style-name="P10"/>
      <text:p text:style-name="P10"/>
      <text:p text:style-name="P1"><text:span text:style-name="T2"><text:s text:c="4"/><text:tab/>2.4. Baselines do Projeto</text:span></text:p>
      <text:p text:style-name="P6"/>
      <text:p text:style-name="P13"><text:span text:style-name="T5">Baseline</text:span><text:span text:style-name="T8"><text:tab/><text:tab/><text:tab/></text:span><text:span text:style-name="T5">Descrição</text:span><text:span text:style-name="T8"><text:tab/><text:tab/><text:tab/><text:tab/></text:span><text:span text:style-name="T5">Padrão</text:span></text:p>
      <text:p text:style-name="P6"/>
      <text:p text:style-name="P1"><text:span text:style-name="T8">Requisitos</text:span><text:span text:style-name="T6"><text:tab/> <text:s text:c="9"/>Deve ser marcado assim que for<text:tab/> <text:s text:c="6"/>GdP_REQ_&lt;iteração&gt;</text:span></text:p>
      <text:p text:style-name="P1"><text:span text:style-name="T8"><text:tab/><text:tab/> <text:s text:c="10"/></text:span><text:span text:style-name="T6">concluída a análise de requisitos da</text:span></text:p>
      <text:p text:style-name="P13"><text:s text:c="35"/><text:span text:style-name="T6">iteração.</text:span></text:p>
      <text:p text:style-name="P1"/>
      <text:p text:style-name="P17"><text:span text:style-name="T8">Análise e <text:s/><text:tab/><text:tab/></text:span><text:span text:style-name="T6">Deve ser marcado assim que<text:tab/> <text:s text:c="6"/>GdP_ARCH_&lt;iteração&gt;</text:span></text:p>
      <text:p text:style-name="P17"><text:span text:style-name="T8">projeto<text:tab/><text:tab/></text:span><text:span text:style-name="T6">forem concluídos a análise e o</text:span></text:p>
      <text:p text:style-name="P16"><text:span text:style-name="T6"><text:tab/><text:tab/><text:tab/>projeto de cada interação.</text:span></text:p>
      <text:p text:style-name="P18"/>
      <text:p text:style-name="P17"><text:span text:style-name="T8">Build <text:tab/><text:tab/><text:tab/></text:span><text:span text:style-name="T6">Criado a cada geração de build<text:tab/> <text:s text:c="6"/>GdP_BUILD_&lt;build&gt;</text:span></text:p>
      <text:p text:style-name="P16"><text:span text:style-name="T6"><text:tab/><text:tab/><text:tab/>para o software.</text:span></text:p>
      <text:p text:style-name="P19"/>
      <text:p text:style-name="P16"><text:span text:style-name="T8">Release<text:tab/><text:tab/></text:span><text:span text:style-name="T6">Criado a cada release do software. <text:s text:c="4"/>GdP_RELEASE&lt;versão&gt;</text:span></text:p>
      <text:p text:style-name="P19"/>
      <text:p text:style-name="P17"><text:span text:style-name="T8">Documentos<text:tab/><text:tab/></text:span><text:span text:style-name="T6">Criado após a aprovação de um <text:s text:c="9"/>Ver seção 2.1.</text:span></text:p>
      <text:p text:style-name="P16"><text:span text:style-name="T6"><text:tab/><text:tab/><text:tab/>documento.</text:span></text:p>
      <text:p text:style-name="P19"/>
      <text:p text:style-name="P19"/>
      <text:p text:style-name="P17"><text:span text:style-name="T8">em que:</text:span></text:p>
      <text:p text:style-name="P17"><text:span text:style-name="T8">&lt;interação&gt; <text:s/>é o número da iteração, sendo utilizados para identificação dois dígitos começando em 01 e sendo incrementado de uma unidade a cada nova iteração.</text:span></text:p>
      <text:p text:style-name="P17"><text:span text:style-name="T8">&lt;build&gt; <text:s/>é o número da build, sendo utilizados para identificação três dígitos começando em 001 e sendo incrementado de uma unidade a cada nova build.</text:span></text:p>
      <text:p text:style-name="P17"><text:soft-page-break/><text:span text:style-name="T8">&lt;versão&gt; <text:s/>é o número da versão lançada (ver seção 2.2).</text:span></text:p>
      <text:p text:style-name="P18"/>
      <text:p text:style-name="P18"/>
      <text:p text:style-name="P2"><text:span text:style-name="T7">3. Controle de Configuração</text:span></text:p>
      <text:p text:style-name="P12"/>
      <text:p text:style-name="P2"><text:span text:style-name="T7"><text:s text:c="4"/></text:span><text:span text:style-name="T2">3.1. Procedimentos de Mudança</text:span></text:p>
      <text:p text:style-name="P2"><text:span text:style-name="T8">Para cada mudança feita nos itens de configuração do projeto, deve ser aberta uma CR, conforme descrito na seção 3.1.1.</text:span></text:p>
      <text:p text:style-name="P2"><text:span text:style-name="T8"><text:tab/> <text:s text:c="3"/></text:span><text:span text:style-name="T2">3.1.1. Criando Solicitações de Mudança(CRs)</text:span></text:p>
      <text:p text:style-name="P2"><text:span text:style-name="T8">As solicitações de mudanças serão feitas através de e-mails, e após aprovação do moderador, documentadas. As orientações de preenchimento dos campos estão descritas a seguir</text:span></text:p>
      <text:p text:style-name="P11"/>
      <text:p text:style-name="P2"><text:span text:style-name="T8"><text:tab/> <text:s text:c="6"/></text:span><text:span text:style-name="T9">Campos e Valores a serem preenchidos em uma CR</text:span></text:p>
      <text:p text:style-name="P5"/>
      <text:p text:style-name="P14"><text:span text:style-name="T5">Campo<text:tab/><text:tab/><text:tab/><text:tab/><text:tab/>Valor</text:span></text:p>
      <text:p text:style-name="P11"/>
      <text:p text:style-name="P14"><text:span text:style-name="T6">Componente<text:tab/><text:tab/><text:tab/></text:span><text:span text:style-name="T5">GdP</text:span></text:p>
      <text:p text:style-name="P8"/>
      <text:p text:style-name="P14"><text:span text:style-name="T6">Achado na Versão<text:tab/><text:tab/>Selecionar versão apropriada.</text:span></text:p>
      <text:p text:style-name="P8"/>
      <text:p text:style-name="P14"><text:span text:style-name="T6">Subcomponente<text:tab/><text:tab/>Grupo de artefatos a ser modificado.</text:span></text:p>
      <text:p text:style-name="P8"/>
      <text:p text:style-name="P14"><text:span text:style-name="T6">Prioridade<text:tab/><text:tab/><text:tab/>Selecionar prioridade de correção(baixa, média, alta).</text:span></text:p>
      <text:p text:style-name="P8"/>
      <text:p text:style-name="P2"><text:span text:style-name="T6">Tipo de Bug<text:tab/><text:tab/><text:tab/></text:span><text:span text:style-name="T5">DEFECT</text:span><text:span text:style-name="T6">: defeito no artefato a ser mudado;</text:span></text:p>
      <text:p text:style-name="P2"><text:span text:style-name="T6"><text:tab/><text:tab/><text:tab/><text:tab/></text:span><text:span text:style-name="T5">ENHANCMENT</text:span><text:span text:style-name="T6">: melhoria de artefato já existente;</text:span></text:p>
      <text:p text:style-name="P2"><text:span text:style-name="T6"><text:tab/><text:tab/><text:tab/><text:tab/></text:span><text:span text:style-name="T5">FEATURE</text:span><text:span text:style-name="T6">: criação de novo artefato;</text:span></text:p>
      <text:p text:style-name="P2"><text:span text:style-name="T6"><text:tab/><text:tab/><text:tab/><text:tab/></text:span><text:span text:style-name="T5">TASK</text:span><text:span text:style-name="T6">: uma tarefa, que não requer mudança de item;</text:span></text:p>
      <text:p text:style-name="P2"><text:span text:style-name="T6"><text:tab/><text:tab/><text:tab/><text:tab/></text:span><text:span text:style-name="T5">PACH</text:span><text:span text:style-name="T6">: selecione esse tipo para contribuições na forma </text:span></text:p>
      <text:p text:style-name="P14"><text:span text:style-name="T6"><text:tab/><text:tab/><text:tab/><text:tab/>de patches para o </text:span><text:span text:style-name="T5">GdP</text:span><text:span text:style-name="T6">.</text:span></text:p>
      <text:p text:style-name="P8"/>
      <text:p text:style-name="P14"><text:span text:style-name="T6">Designado À<text:tab/><text:tab/><text:tab/>Selecionar o responsável pela CR.</text:span></text:p>
      <text:p text:style-name="P8"/>
      <text:p text:style-name="P14"><text:span text:style-name="T6">URL<text:tab/><text:tab/><text:tab/><text:tab/>Páginas contendo algum conteúdo adicional para auxiliar <text:tab/><text:tab/><text:tab/><text:tab/>na solução da CR.</text:span></text:p>
      <text:p text:style-name="P8"/>
      <text:p text:style-name="P14"><text:span text:style-name="T6">Sumário<text:tab/><text:tab/><text:tab/>Breve descrição do problema.</text:span></text:p>
      <text:p text:style-name="P8"/>
      <text:p text:style-name="P14"><text:span text:style-name="T6">Descrição<text:tab/><text:tab/><text:tab/>Descrição detalhada do problema.</text:span></text:p>
      <text:p text:style-name="P8"/>
      <text:p text:style-name="P8"/>
      <text:p text:style-name="P2"><text:soft-page-break/><text:span text:style-name="T6"><text:tab/> <text:s text:c="6"/></text:span><text:span text:style-name="T2">3.1.2. Ciclo de Vida das Solicitações de Mudança(CRs)</text:span></text:p>
      <text:p text:style-name="P7"/>
      <text:p text:style-name="P7"><text:tab/><text:tab/><text:tab/></text:p>
      <text:p text:style-name="P25"><text:span text:style-name="T9">Estado Possível para uma CR</text:span></text:p>
      <text:p text:style-name="P26"/>
      <text:p text:style-name="P17"><text:span text:style-name="T5">Estado / <text:tab/><text:tab/>Descrição do Estado<text:tab/><text:tab/>Atividades Realizadas</text:span></text:p>
      <text:p text:style-name="P35">Responsável</text:p>
      <text:p text:style-name="P18"/>
      <text:p text:style-name="P17"><text:span text:style-name="T6">Nova / Qualquer<text:tab/>Uma CR foi especificada ou <text:s text:c="8"/>1- CR especificada.</text:span></text:p>
      <text:p text:style-name="P16"><text:span text:style-name="T6">pessoa<text:tab/><text:tab/>reatribuída.<text:tab/><text:tab/><text:tab/><text:tab/>2- Moderador aprova.</text:span></text:p>
      <text:p text:style-name="P7"/>
      <text:p text:style-name="P2"><text:span text:style-name="T6">Iniciada / <text:tab/><text:tab/>Uma CR foi aprovada para<text:tab/><text:tab/>Executar modificação.</text:span></text:p>
      <text:p text:style-name="P14"><text:span text:style-name="T6">Equipe <text:s text:c="9"/><text:tab/><text:tab/>ser implementada.</text:span></text:p>
      <text:p text:style-name="P8"/>
      <text:p text:style-name="P2"><text:span text:style-name="T6">Resolvida /<text:tab/><text:tab/>CR resolvida. Aguarda-se<text:tab/><text:tab/>1- Modificações validadas.<text:tab/></text:span></text:p>
      <text:p text:style-name="P14"><text:span text:style-name="T6">Equipe<text:tab/><text:tab/>verificação da SQA.<text:tab/><text:tab/><text:tab/>2- Revisão e testes.</text:span></text:p>
      <text:p text:style-name="P8"/>
      <text:p text:style-name="P2"><text:span text:style-name="T6">Verificada / <text:tab/><text:tab/>Modificações aceitas.<text:tab/><text:tab/>1- Disponibilização de código.</text:span></text:p>
      <text:p text:style-name="P14"><text:span text:style-name="T6">SQA<text:tab/><text:tab/><text:tab/><text:tab/><text:tab/><text:tab/><text:tab/><text:tab/>2- Publicações e builds.</text:span></text:p>
      <text:p text:style-name="P8"/>
      <text:p text:style-name="P2"><text:span text:style-name="T6">Concluída / <text:tab/><text:tab/>CR completada, mas não<text:tab/><text:tab/>Nenhuma. Caso necessário,</text:span></text:p>
      <text:p text:style-name="P2"><text:span text:style-name="T6">Gerente de <text:tab/><text:tab/>necessariamente bem-sucedida,<text:tab/>reabra a CR.</text:span></text:p>
      <text:p text:style-name="P2"><text:span text:style-name="T6">Configuração<text:tab/><text:tab/>mas se for, deverá estar </text:span></text:p>
      <text:p text:style-name="P2"><text:span text:style-name="T6"><text:tab/><text:tab/><text:tab/>disponível(release realizado), </text:span></text:p>
      <text:p text:style-name="P14"><text:span text:style-name="T6"><text:tab/><text:tab/><text:tab/>para ser concluída.</text:span></text:p>
      <text:p text:style-name="P8"/>
      <text:p text:style-name="P2"><text:span text:style-name="T6">Reaberta /<text:tab/><text:tab/>CR realizada mas julgada <text:tab/><text:tab/>Recomeçar <text:s/>a partir do estado</text:span></text:p>
      <text:p text:style-name="P14"><text:span text:style-name="T6">Equipe<text:tab/><text:tab/>incorreta.<text:tab/><text:tab/><text:tab/><text:tab/>“Nova”.</text:span></text:p>
      <text:p text:style-name="P8"/>
      <text:p text:style-name="P8"/>
      <text:p text:style-name="P8"/>
      <text:p text:style-name="P2"><text:span text:style-name="T6"><text:tab/><text:tab/><text:tab/><text:tab/></text:span><text:span text:style-name="T9">Estados Finais de uma CR</text:span></text:p>
      <text:p text:style-name="P7"/>
      <text:p text:style-name="P14"><text:span text:style-name="T5">Resolução<text:tab/><text:tab/><text:tab/>Descrição</text:span></text:p>
      <text:p text:style-name="P7"/>
      <text:p text:style-name="P17"><text:span text:style-name="T6">Solucionada<text:tab/><text:tab/>Uma solução para um problema é selecionada no repositório e <text:s text:c="2"/></text:span></text:p>
      <text:p text:style-name="P16"><text:span text:style-name="T6"><text:tab/><text:tab/><text:tab/>testada.</text:span></text:p>
      <text:p text:style-name="P19"/>
      <text:p text:style-name="P16"><text:span text:style-name="T6">Duplicata<text:tab/><text:tab/>O problema verificado é igual a outro problema já existente.</text:span></text:p>
      <text:p text:style-name="P19"/>
      <text:p text:style-name="P17"><text:span text:style-name="T6">Incompatível<text:tab/><text:tab/>O erro não foi solucionado após todas as tentativas, e deve ser</text:span></text:p>
      <text:p text:style-name="P17"><text:span text:style-name="T6"><text:tab/><text:tab/><text:tab/>assimilado para tentativa de solucionar por outro membro da</text:span></text:p>
      <text:p text:style-name="P16"><text:soft-page-break/><text:span text:style-name="T6"><text:tab/><text:tab/><text:tab/>equipe.</text:span></text:p>
      <text:p text:style-name="P19"/>
      <text:p text:style-name="P16"><text:span text:style-name="T6">Inválido<text:tab/><text:tab/>O erro definido não é realmente um bug ou problema.</text:span></text:p>
      <text:p text:style-name="P19"/>
      <text:p text:style-name="P19"/>
      <text:p text:style-name="P19"/>
      <text:p text:style-name="P17"><text:span text:style-name="T7">4. Auditoria de Configuração</text:span></text:p>
      <text:p text:style-name="P17"><text:span text:style-name="T5">Auditorias deverão ser realizadas durante todo o processo de desenvolvimento, passado por todos os ciclos do mesmo, afim de garantir a qualidade da Gerência de Configuração( conferir se está sendo realizada corretamente). Os artefatos gerados devem ser monitorados pelos Gerentes de Qualidade e Projeto, e inseridos no repositório do projeto.</text:span></text:p>
      <text:p text:style-name="P20"/>
      <text:p text:style-name="P20"/>
      <text:p text:style-name="P17"><text:span text:style-name="T7">5. Plano de Contingência</text:span></text:p>
      <text:p text:style-name="P17"><text:span text:style-name="T5">Uma vez por semana será feita uma revisão e backup da versão mais recente <text:s/>dos artefatos que se encontram no CVS, pelo Gerente de Configuração.</text:span></text:p>
      <text:p text:style-name="P20"/>
      <text:p text:style-name="P17"><text:span text:style-name="T7">6. Ferramentas</text:span></text:p>
      <text:p text:style-name="P17"><text:span text:style-name="T5">Abaixo estão descritas as ferramentas utilizadas no processo de desenvolvimento do projeto GdP.</text:span></text:p>
      <text:p text:style-name="P20"/>
      <text:p text:style-name="P16"><text:span text:style-name="T2">Ferramentas<text:tab/><text:tab/><text:tab/><text:tab/>Descrição</text:span></text:p>
      <text:p text:style-name="P20"/>
      <text:p text:style-name="P16"><text:span text:style-name="T5">Netbeans 8.0 <text:tab/><text:tab/><text:tab/>IDE utilizada para desenvolvimento.</text:span></text:p>
      <text:p text:style-name="P20"/>
      <text:p text:style-name="P17"><text:span text:style-name="T5">Whatsapp<text:tab/><text:tab/><text:tab/><text:tab/>Ferramenta de comunicação entre membros <text:s/></text:span></text:p>
      <text:p text:style-name="P16"><text:span text:style-name="T5"><text:tab/><text:tab/><text:tab/><text:tab/><text:tab/>da equipe.</text:span></text:p>
      <text:p text:style-name="P20"/>
      <text:p text:style-name="P17"><text:span text:style-name="T5">Google Hangouts<text:tab/><text:tab/><text:tab/>Ferramenta de comunicação entre membros </text:span></text:p>
      <text:p text:style-name="P16"><text:span text:style-name="T5"><text:tab/><text:tab/><text:tab/><text:tab/><text:tab/>da equipe.</text:span></text:p>
      <text:p text:style-name="P20"/>
      <text:p text:style-name="P17"><text:span text:style-name="T5">Gmail<text:tab/><text:tab/><text:tab/><text:tab/><text:tab/>Ferramenta de email para comunicação e para <text:s/></text:span></text:p>
      <text:p text:style-name="P17"><text:span text:style-name="T5"><text:tab/><text:tab/><text:tab/><text:tab/><text:tab/>compartilhar documentos entre membros da</text:span></text:p>
      <text:p text:style-name="P27"><text:span text:style-name="T5">equipe e cliente. </text:span></text:p>
      <text:p text:style-name="P20"/>
      <text:p text:style-name="P16"><text:span text:style-name="T5">Astah Community<text:tab/><text:tab/><text:tab/>Ferramenta para modelagem UML.</text:span></text:p>
      <text:p text:style-name="P20"/>
      <text:p text:style-name="P16"><text:span text:style-name="T5">MySQL Workbench 6.3 CE<text:tab/>SGBD a ser utilizado no projeto.</text:span></text:p>
      <text:p text:style-name="P20"/>
      <text:p text:style-name="P17"><text:span text:style-name="T5">Github<text:tab/><text:tab/><text:tab/><text:tab/>Ferramenta para montar e gerenciar os <text:tab/></text:span></text:p>
      <text:p text:style-name="P17"><text:soft-page-break/><text:span text:style-name="T5"><text:tab/><text:tab/><text:tab/><text:tab/><text:tab/>repositórios do projeto. Compartilhada com o</text:span></text:p>
      <text:p text:style-name="P16"><text:span text:style-name="T5"><text:tab/><text:tab/><text:tab/><text:tab/><text:tab/>cliente.</text:span></text:p>
      <text:p text:style-name="P20"/>
      <text:p text:style-name="P17"><text:span text:style-name="T5">Dropbox<text:tab/><text:tab/><text:tab/><text:tab/>Ferramenta para montar e gerenciar os </text:span></text:p>
      <text:p text:style-name="P17"><text:span text:style-name="T5"><text:tab/><text:tab/><text:tab/><text:tab/><text:tab/>repositórios do projeto. Compartilhada com o</text:span></text:p>
      <text:p text:style-name="P16"><text:span text:style-name="T5"><text:tab/><text:tab/><text:tab/><text:tab/><text:tab/>cliente.</text:span></text:p>
      <text:p text:style-name="P20"/>
      <text:p text:style-name="P17"><text:span text:style-name="T5">Microsoft Word 2016 <text:tab/><text:tab/>Ferramenta para criação e edição de </text:span></text:p>
      <text:p text:style-name="P16"><text:span text:style-name="T5"><text:tab/><text:tab/><text:tab/><text:tab/><text:tab/>documentos.</text:span></text:p>
      <text:p text:style-name="P20"/>
      <text:p text:style-name="P17"><text:span text:style-name="T5">Google Documentos<text:tab/><text:tab/>Ferramenta para criação e edição de </text:span></text:p>
      <text:p text:style-name="P16"><text:span text:style-name="T5"><text:tab/><text:tab/><text:tab/><text:tab/><text:tab/>documentos.</text:span></text:p>
      <text:p text:style-name="P20"/>
      <text:p text:style-name="P17"><text:span text:style-name="T5">LibreOffice Writer<text:tab/><text:tab/><text:tab/>Ferramenta para criação e edição de </text:span></text:p>
      <text:p text:style-name="P16"><text:span text:style-name="T5"><text:tab/><text:tab/><text:tab/><text:tab/><text:tab/>documentos.</text:span></text:p>
      <text:p text:style-name="P20"/>
      <text:p text:style-name="P16"><text:span text:style-name="T5">LibreOffice Calc<text:tab/><text:tab/><text:tab/>Ferramenta para criação e edição de planilhas.</text:span></text:p>
      <text:p text:style-name="P20"/>
      <text:p text:style-name="P16"><text:span text:style-name="T5">Google Planilhas<text:tab/><text:tab/><text:tab/>Ferramenta para criação e edição de planilhas.</text:span></text:p>
      <text:p text:style-name="P20"/>
      <text:p text:style-name="P16"><text:span text:style-name="T5">Microsoft Excel 2016 <text:tab/><text:tab/>Ferramenta para criação e edição de planilhas.</text:span></text:p>
      <text:p text:style-name="P20"/>
      <text:p text:style-name="P17"><text:span text:style-name="T5">BizAgi Process Modeler<text:tab/><text:tab/>Ferramenta para modelagem de processos, </text:span></text:p>
      <text:p text:style-name="P17"><text:span text:style-name="T5"><text:tab/><text:tab/><text:tab/><text:tab/><text:tab/>através da criação e edição de diagramas e </text:span></text:p>
      <text:p text:style-name="P16"><text:span text:style-name="T5"><text:tab/><text:tab/><text:tab/><text:tab/><text:tab/>fluxogramas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title/>
    <meta:initial-creator/>
    <meta:editing-cycles>2</meta:editing-cycles>
    <dc:date>2016-07-21T18:06:28.730000000</dc:date>
    <meta:editing-duration>P0D</meta:editing-duration>
    <meta:document-statistic meta:table-count="0" meta:image-count="0" meta:object-count="0" meta:page-count="8" meta:paragraph-count="198" meta:word-count="1333" meta:character-count="11735" meta:non-whitespace-character-count="8679"/>
  </office:meta>
</office:document-meta>
</file>